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19, 2021 (10:05: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Your feedback is important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2:05:41Z</meta:creation-date>
    <dc:date>2021-05-19T22:05:41Z</dc:date>
    <meta:user-defined meta:name="date" meta:value-type="string">May  19, 2021 (10:05: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